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paragraph-rsid="0019eb27"/>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6f2ccd" officeooo:paragraph-rsid="0077c26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4eb81d" officeooo:paragraph-rsid="004eb81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77c262" officeooo:paragraph-rsid="0077c26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77c262" officeooo:paragraph-rsid="0077c262"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line-through-style="none" style:text-line-through-type="none" style:font-name="DejaVu Sans Condensed" fo:font-size="12pt" fo:font-weight="bold" officeooo:rsid="001f4767" style:font-size-asian="12pt" style:font-weight-asian="bold" style:font-size-complex="12pt" style:font-weight-complex="bold"/>
    </style:style>
    <style:style style:name="T3" style:family="text">
      <style:text-properties style:text-line-through-style="none" style:text-line-through-type="none" style:font-name="DejaVu Sans Condensed" fo:font-size="12pt" fo:font-weight="bold" officeooo:rsid="001bf317" style:font-size-asian="12pt" style:font-weight-asian="bold" style:font-size-complex="12pt" style:font-weight-complex="bold"/>
    </style:style>
    <style:style style:name="T4" style:family="text">
      <style:text-properties style:text-line-through-style="none" style:text-line-through-type="none" style:font-name="DejaVu Sans Condensed" fo:font-size="12pt" fo:font-weight="bold" officeooo:rsid="001e415e" style:font-size-asian="12pt" style:font-weight-asian="bold" style:font-size-complex="12pt" style:font-weight-complex="bold"/>
    </style:style>
    <style:style style:name="T5" style:family="text">
      <style:text-properties style:text-line-through-style="none" style:text-line-through-type="none" style:font-name="DejaVu Sans Condensed" fo:font-size="12pt" fo:font-weight="bold" officeooo:rsid="002d3ec7" style:font-size-asian="12pt" style:font-weight-asian="bold" style:font-size-complex="12pt" style:font-weight-complex="bold"/>
    </style:style>
    <style:style style:name="T6" style:family="text">
      <style:text-properties style:text-line-through-style="none" style:text-line-through-type="none" style:font-name="DejaVu Sans Condensed" fo:font-size="12pt" fo:font-weight="bold" officeooo:rsid="00350cf2" style:font-size-asian="12pt" style:font-weight-asian="bold" style:font-size-complex="12pt" style:font-weight-complex="bold"/>
    </style:style>
    <style:style style:name="T7" style:family="text">
      <style:text-properties style:text-line-through-style="none" style:text-line-through-type="none" style:font-name="DejaVu Sans Condensed" fo:font-size="12pt" fo:font-weight="bold" officeooo:rsid="0066fffc" style:font-size-asian="12pt" style:font-weight-asian="bold" style:font-size-complex="12pt" style:font-weight-complex="bold"/>
    </style:style>
    <style:style style:name="T8" style:family="text">
      <style:text-properties style:text-line-through-style="none" style:text-line-through-type="none" style:font-name="DejaVu Sans Condensed" fo:font-size="12pt" fo:font-weight="bold" officeooo:rsid="007459fe" style:font-size-asian="12pt" style:font-weight-asian="bold" style:font-size-complex="12pt" style:font-weight-complex="bold"/>
    </style:style>
    <style:style style:name="T9" style:family="text">
      <style:text-properties style:text-line-through-style="none" style:text-line-through-type="none" style:font-name="DejaVu Sans Condensed" fo:font-size="12pt" fo:font-weight="bold" officeooo:rsid="0075cba5" style:font-size-asian="12pt" style:font-weight-asian="bold" style:font-size-complex="12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4</text:span><text:span text:style-name="T9">0</text:span><text:span text:style-name="T8">1</text:span><text:span text:style-name="T2"> - </text:span><text:span text:style-name="T3">A/</text:span><text:span text:style-name="T4">A</text:span><text:span text:style-name="T3"> </text:span><text:span text:style-name="T5">- </text:span><text:span text:style-name="T6">Guns </text:span><text:span text:style-name="T7">and Sidewinders</text:span></text:p>
      <text:p text:style-name="P4"/>
      <text:p text:style-name="P5">Guns – 6x 0.50 cal</text:p>
      <text:p text:style-name="P4">1. Activate Guns (<text:span text:style-name="T1">Flip Up Trigger Pull</text:span>)</text:p>
      <text:p text:style-name="P4">2. Power on Gyro Gunsight (<text:span text:style-name="T1">Red Start Button</text:span>)</text:p>
      <text:p text:style-name="P4">3. Select Gyro Gunsight Mode (<text:span text:style-name="T1">Mode Selector pos 2 or 3</text:span>)</text:p>
      <text:p text:style-name="P4">4. Set Target Wingspan (<text:span text:style-name="T1">Ring Finger Wheel</text:span>)</text:p>
      <text:p text:style-name="P4">5. Set Target Distance (<text:span text:style-name="T1">Pinky Finger Wheel</text:span>)</text:p>
      <text:p text:style-name="P4">6. Fire when pipper on the center of the aircraft and wingtips touch the inner diamonds.(<text:span text:style-name="T1">Main trigger pull)</text:span></text:p>
      <text:p text:style-name="P4"/>
      <text:p text:style-name="P4">Convergence is at 1000 feet, best range is 500 feet. Minimum range on the gunsight is 600, but that’s close enough. </text:p>
      <text:p text:style-name="P4"/>
      <text:p text:style-name="P4">To use: set pipper on the target, then set the range so that the inner ring of the diamonds touches the wingtips.</text:p>
      <text:p text:style-name="P4"/>
      <text:p text:style-name="P4">If you are not at an aspect showing the full wingspan, you can approximate. If the full length of the fuselage is visible, try aiming at the cockpit and adjusting the ring to the outer edge of the tail, because for most aircraft the distance from the cockpit to the tail is about half the wingspan. If you can’t see the fuselage, adjust to be a little bigger than the target frame, guessing what the wingspan would be if you could see it. </text:p>
      <text:p text:style-name="P4"/>
      <text:p text:style-name="P4">When the separation of the gyro dot from the fixed sight is great, any small ranging error is magnified by the distance and lead. This shot is very unlikely to land. It is best to fire only when a small lead is indicated. </text:p>
      <text:p text:style-name="P4"/>
      <text:p text:style-name="P4">At ranges under 600 feet, you can ignore the ring. Just put the dot on target. </text:p>
      <text:p text:style-name="P5"/>
      <text:p text:style-name="P3"/>
      <text:p text:style-name="P3"/>
      <text:p text:style-name="P3"/>
      <text:p text:style-name="P3"/>
      <text:p text:style-name="P3"/>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DejaVu Sans Condensed1" svg:font-family="'DejaVu Sans Condensed'"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1-07T18:29:34.971000000</dc:date>
    <meta:editing-duration>PT10H10M55S</meta:editing-duration>
    <meta:editing-cycles>75</meta:editing-cycles>
    <meta:generator>LibreOffice/7.4.0.3$Windows_X86_64 LibreOffice_project/f85e47c08ddd19c015c0114a68350214f7066f5a</meta:generator>
    <meta:document-statistic meta:table-count="0" meta:image-count="0" meta:object-count="0" meta:page-count="1" meta:paragraph-count="13" meta:word-count="254" meta:character-count="1349" meta:non-whitespace-character-count="1103"/>
  </office:meta>
</office:document-meta>
</file>